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e16173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fill-color="#e16173" draw:textarea-horizontal-align="justify" draw:textarea-vertical-align="middle" draw:auto-grow-height="false" fo:min-height="4.016cm" fo:min-width="3.71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158466" draw:textarea-horizontal-align="justify" draw:textarea-vertical-align="middle" draw:auto-grow-height="false" fo:min-height="3.791cm" fo:min-width="3.948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103" style:family="graphic" style:parent-style-name="standard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width="0.051cm" draw:marker-start-width="0.279cm" draw:marker-end="Arrowheads_20_70" draw:marker-end-width="0.381cm" draw:fill="none" fo:padding-top="0.15cm" fo:padding-bottom="0.15cm" fo:padding-left="0.33cm" fo:padding-right="0.275cm" loext:decorative="false"/>
    </style:style>
    <style:style style:name="gr107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12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3.231cm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584cm" fo:min-width="0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P25" style:family="paragraph">
      <loext:graphic-properties draw:fill-color="#d4ea6b"/>
      <style:paragraph-properties fo:text-align="center" style:writing-mode="lr-tb"/>
    </style:style>
    <style:style style:name="P26" style:family="paragraph">
      <loext:graphic-properties draw:fill-color="#e16173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0" style:family="paragraph">
      <loext:graphic-properties draw:fill-color="#ff4000"/>
      <style:paragraph-properties fo:text-align="center" style:writing-mode="lr-tb"/>
      <style:text-properties fo:font-size="12pt"/>
    </style:style>
    <style:style style:name="P31" style:family="paragraph">
      <loext:graphic-properties draw:fill-color="#ff4000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2" style:family="paragraph">
      <loext:graphic-properties draw:fill="none" draw:fill-color="#ffffff"/>
      <style:text-properties fo:font-size="10pt" fo:font-style="italic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style:style style:name="T6" style:family="text">
      <style:text-properties fo:font-size="12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/>
    </style:style>
    <style:style style:name="T11" style:family="text">
      <style:text-properties fo:font-size="10pt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14"/><text:s text:c="9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4"/></text:span><text:span text:style-name="T1"><text:s text:c="4"/></text:span><text:span text:style-name="T1">75</text:span></text:p>
            <text:p text:style-name="P5"><text:span text:style-name="T1">(directe</text:span><text:span text:style-name="T1">d </text:span><text:span text:style-name="T1">weighte</text:span><text:span text:style-name="T1">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</text:span><text:span text:style-name="T2">Undirect</text:span><text:span text:style-name="T2">ed </text:span><text:span text:style-name="T2">unweigh</text:span><text:span text:style-name="T2">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</text:span><text:span text:style-name="T2">Directed </text:span><text:span text:style-name="T2">unweigh</text:span><text:span text:style-name="T2">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</text:span><text:span text:style-name="T2">Undirect</text:span><text:span text:style-name="T2">ed and </text:span><text:span text:style-name="T2">Weighte</text:span><text:span text:style-name="T2">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</text:span><text:span text:style-name="T1">n </text:span><text:span text:style-name="T1">Operati</text:span><text:span text:style-name="T1">ons</text:span></text:p>
            <text:p text:style-name="P13"><text:span text:style-name="T1">- </text:span><text:span text:style-name="T1">Travers</text:span><text:span text:style-name="T1">e</text:span></text:p>
            <text:p text:style-name="P13"><text:span text:style-name="T1"><text:s text:c="2"/></text:span><text:span text:style-name="T1">- </text:span><text:span text:style-name="T1">Breadth</text:span><text:span text:style-name="T1">-First </text:span><text:span text:style-name="T1">Search </text:span><text:span text:style-name="T1">(BFS)</text:span></text:p>
            <text:p text:style-name="P13"><text:span text:style-name="T1"><text:s text:c="2"/></text:span><text:span text:style-name="T1">- </text:span><text:span text:style-name="T1">Depth-</text:span><text:span text:style-name="T1">First </text:span><text:span text:style-name="T1">Search </text:span><text:span text:style-name="T1">(DFS)</text:span></text:p>
            <text:p text:style-name="P13"><text:span text:style-name="T1">- Find if </text:span><text:span text:style-name="T1">a node </text:span><text:span text:style-name="T1">is </text:span><text:span text:style-name="T1">reachab</text:span><text:span text:style-name="T1">le</text:span></text:p>
            <text:p text:style-name="P13"><text:span text:style-name="T1">- Find </text:span><text:span text:style-name="T1">Paths </text:span><text:span text:style-name="T1">betwee</text:span><text:span text:style-name="T1">n nodes</text:span></text:p>
            <text:p text:style-name="P13"><text:span text:style-name="T1">- Find </text:span><text:span text:style-name="T1">cycles</text:span></text:p>
            <text:p text:style-name="P13"><text:span text:style-name="T1">- </text:span><text:span text:style-name="T1">Topogra</text:span><text:span text:style-name="T1">phical </text:span><text:span text:style-name="T1">Sorting</text:span></text:p>
            <text:p text:style-name="P14"><text:span text:style-name="T1"><text:s text:c="2"/></text:span><text:span text:style-name="T1">- </text:span><text:span text:style-name="T1">Directed </text:span><text:span text:style-name="T1">acyclic </text:span><text:span text:style-name="T1">graphs </text:span><text:span text:style-name="T1">(DAG)</text:span></text:p>
            <text:p text:style-name="P13"><text:span text:style-name="T1">- Find </text:span><text:span text:style-name="T1">the </text:span><text:span text:style-name="T1">shortest </text:span><text:span text:style-name="T1">path</text:span></text:p>
            <text:p text:style-name="P13"><text:span text:style-name="T1"><text:s text:c="2"/></text:span><text:span text:style-name="T1">- </text:span><text:span text:style-name="T1">Dijkstra’</text:span><text:span text:style-name="T1">s </text:span><text:span text:style-name="T1">Algorith</text:span><text:span text:style-name="T1">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ind a </text:span><text:span text:style-name="T3">path </text:span><text:span text:style-name="T3">between </text:span><text:span text:style-name="T3">two </text:span><text:span text:style-name="T3">nodes</text:span></text:p>
            <text:p text:style-name="P13"><text:span text:style-name="T3">- </text:span><text:span text:style-name="T3">GetPath(</text:span><text:span text:style-name="T3">source, </text:span><text:span text:style-name="T3">target): </text:span><text:span text:style-name="T3">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979cm" svg:x="12.12cm" svg:y="3.514cm">
          <draw:text-box>
            <text:p><text:span text:style-name="T5">To </text:span><text:span text:style-name="T5">visit:</text:span></text:p>
            <text:p><text:span text:style-name="T5">Visite</text:span><text:span text:style-name="T5">d 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8" draw:text-style-name="P21" draw:layer="layout" svg:width="8.985cm" svg:height="2.54cm" svg:x="1.222cm" svg:y="1.317cm">
          <draw:text-box>
            <text:p text:style-name="P13"><text:span text:style-name="T3">Find </text:span><text:span text:style-name="T3">Cycle</text:span></text:p>
            <text:p text:style-name="P13"><text:span text:style-name="T3">HasCycl</text:span><text:span text:style-name="T3">e()</text:span></text:p>
            <text:p text:style-name="P13"><text:span text:style-name="T3">HasCycl</text:span><text:span text:style-name="T3">e(starting</text:span><text:span text:style-name="T3">At)</text:span></text:p>
          </draw:text-box>
        </draw:frame>
        <draw:custom-shape draw:style-name="gr72" draw:text-style-name="P22" draw:layer="layout" svg:width="3.493cm" svg:height="1.27cm" svg:x="16.239cm" svg:y="3.85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7" draw:layer="layout" svg:width="4.763cm" svg:height="1.27cm" svg:x="15.604cm" svg:y="1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6" draw:layer="layout" svg:width="4.763cm" svg:height="1.27cm" svg:x="15.604cm" svg:y="2.47cm">
          <text:p text:style-name="P16"><text:span text:style-name="T1">visi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xml:id="id62" draw:id="id62" draw:layer="layout" svg:width="1.588cm" svg:height="1.588cm" draw:transform="skewX (-0.0183259571459405) translate (1.636cm 9.7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xml:id="id63" draw:id="id63" draw:layer="layout" svg:width="1.588cm" svg:height="1.588cm" draw:transform="skewX (-0.0183259571459405) translate (8.151cm 9.7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7" draw:id="id67" draw:layer="layout" svg:width="1.588cm" svg:height="1.588cm" draw:transform="skewX (-0.0183259571459405) translate (11.449cm 9.7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7" xml:id="id65" draw:id="id65" draw:layer="layout" svg:width="1.588cm" svg:height="1.588cm" draw:transform="skewX (-0.0183259571459405) translate (5.163cm 13.5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66" draw:id="id66" draw:layer="layout" svg:width="1.588cm" svg:height="1.588cm" draw:transform="skewX (-0.0183259571459405) translate (8.151cm 13.5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xml:id="id70" draw:id="id70" draw:layer="layout" svg:width="1.588cm" svg:height="1.588cm" draw:transform="skewX (-0.0183259571459405) translate (11.449cm 17.0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xml:id="id69" draw:id="id69" draw:layer="layout" svg:width="1.588cm" svg:height="1.588cm" draw:transform="skewX (-0.0183259571459405) translate (15.606cm 13.4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3" draw:id="id73" draw:layer="layout" svg:width="1.588cm" svg:height="1.588cm" draw:transform="skewX (-0.0183259571459405) translate (1.636cm 17.143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68" draw:id="id68" draw:layer="layout" svg:width="1.588cm" svg:height="1.588cm" draw:transform="skewX (-0.0183259571459405) translate (15.606cm 9.7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xml:id="id72" draw:id="id72" draw:layer="layout" svg:width="1.588cm" svg:height="1.588cm" draw:transform="skewX (-0.0183259571459405) translate (15.606cm 16.9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xml:id="id71" draw:id="id71" draw:layer="layout" svg:width="1.588cm" svg:height="1.588cm" draw:transform="skewX (-0.0183259571459405) translate (11.449cm 13.5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xml:id="id64" draw:id="id64" draw:layer="layout" svg:width="1.588cm" svg:height="1.588cm" draw:transform="skewX (-0.0183259571459405) translate (1.636cm 13.5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4" draw:id="id74" draw:layer="layout" svg:width="1.588cm" svg:height="1.588cm" draw:transform="skewX (-0.0183259571459405) translate (5.163cm 17.143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6" draw:id="id76" draw:layer="layout" svg:width="1.588cm" svg:height="1.588cm" draw:transform="skewX (-0.0183259571459405) translate (1.636cm 22.2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5" draw:id="id75" draw:layer="layout" svg:width="1.588cm" svg:height="1.588cm" draw:transform="skewX (-0.0183259571459405) translate (5.163cm 22.2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10.529cm" svg:x2="8.166cm" svg:y2="10.53cm" draw:start-shape="id62" draw:start-glue-point="10" draw:end-shape="id63" draw:end-glue-point="6" svg:d="M3240 10529l4926 1" svg:viewBox="0 0 4927 2">
          <text:p/>
        </draw:connector>
        <draw:connector draw:style-name="gr57" draw:text-style-name="P19" draw:layer="layout" draw:type="line" svg:x1="2.46cm" svg:y1="11.323cm" svg:x2="2.43cm" svg:y2="13.545cm" draw:start-shape="id62" draw:start-glue-point="8" draw:end-shape="id64" draw:end-glue-point="4" svg:d="M2460 11323l-30 2222" svg:viewBox="0 0 31 2223">
          <text:p/>
        </draw:connector>
        <draw:connector draw:style-name="gr57" draw:text-style-name="P19" draw:layer="layout" draw:type="line" svg:x1="3.24cm" svg:y1="10.529cm" svg:x2="5.4cm" svg:y2="13.777cm" draw:start-shape="id62" draw:start-glue-point="10" draw:end-shape="id65" draw:end-glue-point="5" svg:d="M3240 10529l2160 3248" svg:viewBox="0 0 2161 3249">
          <text:p/>
        </draw:connector>
        <draw:connector draw:style-name="gr57" draw:text-style-name="P19" draw:layer="layout" draw:type="line" svg:x1="3.24cm" svg:y1="10.529cm" svg:x2="8.388cm" svg:y2="13.777cm" draw:start-shape="id62" draw:start-glue-point="10" draw:end-shape="id66" draw:end-glue-point="5" svg:d="M3240 10529l5148 3248" svg:viewBox="0 0 5149 3249">
          <text:p/>
        </draw:connector>
        <draw:connector draw:style-name="gr57" draw:text-style-name="P19" draw:layer="layout" draw:type="line" svg:x1="9.755cm" svg:y1="10.53cm" svg:x2="11.464cm" svg:y2="10.529cm" draw:start-shape="id63" draw:start-glue-point="10" draw:end-shape="id67" draw:end-glue-point="6" svg:d="M9755 10530l1709-1" svg:viewBox="0 0 1710 2">
          <text:p/>
        </draw:connector>
        <draw:connector draw:style-name="gr57" draw:text-style-name="P19" draw:layer="layout" draw:type="line" svg:x1="13.053cm" svg:y1="10.529cm" svg:x2="15.621cm" svg:y2="10.529cm" draw:start-shape="id67" draw:start-glue-point="10" draw:end-shape="id68" draw:end-glue-point="6" svg:d="M13053 10529h2568" svg:viewBox="0 0 2569 1">
          <text:p/>
        </draw:connector>
        <draw:connector draw:style-name="gr58" draw:text-style-name="P19" draw:layer="layout" draw:type="line" svg:x1="16.43cm" svg:y1="11.323cm" svg:x2="16.4cm" svg:y2="13.491cm" draw:start-shape="id68" draw:start-glue-point="8" draw:end-shape="id69" draw:end-glue-point="4" svg:d="M16430 11323l-30 2168" svg:viewBox="0 0 31 2169">
          <text:p/>
        </draw:connector>
        <draw:connector draw:style-name="gr58" draw:text-style-name="P19" draw:layer="layout" draw:type="line" svg:x1="12.243cm" svg:y1="17.038cm" svg:x2="12.273cm" svg:y2="15.133cm" draw:start-shape="id70" draw:start-glue-point="4" draw:end-shape="id71" draw:end-glue-point="8" svg:d="M12243 17038l30-1905" svg:viewBox="0 0 31 1906">
          <text:p/>
        </draw:connector>
        <draw:connector draw:style-name="gr58" draw:text-style-name="P19" draw:layer="layout" draw:type="line" svg:x1="16.4cm" svg:y1="16.983cm" svg:x2="16.43cm" svg:y2="15.079cm" draw:start-shape="id72" draw:start-glue-point="4" draw:end-shape="id69" draw:end-glue-point="8" svg:d="M16400 16983l30-1904" svg:viewBox="0 0 31 1905">
          <text:p/>
        </draw:connector>
        <draw:connector draw:style-name="gr58" draw:text-style-name="P19" draw:layer="layout" draw:type="line" svg:x1="11.464cm" svg:y1="14.339cm" svg:x2="9.755cm" svg:y2="14.339cm" draw:start-shape="id71" draw:start-glue-point="6" draw:end-shape="id66" draw:end-glue-point="10" svg:d="M11464 14339h-1709" svg:viewBox="0 0 1710 1">
          <text:p/>
        </draw:connector>
        <draw:connector draw:style-name="gr58" draw:text-style-name="P19" draw:layer="layout" draw:type="line" svg:x1="8.166cm" svg:y1="14.339cm" svg:x2="6.767cm" svg:y2="14.339cm" draw:start-shape="id66" draw:start-glue-point="6" draw:end-shape="id65" draw:end-glue-point="10" svg:d="M8166 14339h-1399" svg:viewBox="0 0 1400 1">
          <text:p/>
        </draw:connector>
        <draw:connector draw:style-name="gr58" draw:text-style-name="P19" draw:layer="layout" draw:type="line" svg:x1="5.178cm" svg:y1="14.339cm" svg:x2="3.24cm" svg:y2="14.339cm" draw:start-shape="id65" draw:start-glue-point="6" draw:end-shape="id64" draw:end-glue-point="10" svg:d="M5178 14339h-1938" svg:viewBox="0 0 1939 1">
          <text:p/>
        </draw:connector>
        <draw:connector draw:style-name="gr58" draw:text-style-name="P19" draw:layer="layout" draw:type="line" svg:x1="3.24cm" svg:y1="17.937cm" svg:x2="5.178cm" svg:y2="17.937cm" draw:start-shape="id73" draw:start-glue-point="10" draw:end-shape="id74" draw:end-glue-point="6" svg:d="M3240 17937h1938" svg:viewBox="0 0 1939 1">
          <text:p/>
        </draw:connector>
        <draw:connector draw:style-name="gr58" draw:text-style-name="P19" draw:layer="layout" draw:type="line" svg:x1="5.178cm" svg:y1="23.03cm" svg:x2="3.24cm" svg:y2="23.03cm" draw:start-shape="id75" draw:start-glue-point="6" draw:end-shape="id76" draw:end-glue-point="10" svg:d="M5178 23030h-1938" svg:viewBox="0 0 1939 1">
          <text:p/>
        </draw:connector>
        <draw:connector draw:style-name="gr58" draw:text-style-name="P19" draw:layer="layout" draw:type="line" svg:x1="2.43cm" svg:y1="22.236cm" svg:x2="2.46cm" svg:y2="18.731cm" draw:start-shape="id76" draw:start-glue-point="4" draw:end-shape="id73" draw:end-glue-point="8" svg:d="M2430 22236l30-3505" svg:viewBox="0 0 31 3506">
          <text:p/>
        </draw:connector>
        <draw:connector draw:style-name="gr58" draw:text-style-name="P19" draw:layer="layout" draw:type="line" svg:x1="8.945cm" svg:y1="13.545cm" svg:x2="8.975cm" svg:y2="11.324cm" draw:start-shape="id66" draw:start-glue-point="4" draw:end-shape="id63" draw:end-glue-point="8" svg:d="M8945 13545l30-2221" svg:viewBox="0 0 31 2222">
          <text:p/>
        </draw:connector>
        <draw:connector draw:style-name="gr58" draw:text-style-name="P19" draw:layer="layout" draw:type="line" svg:x1="12.243cm" svg:y1="13.545cm" svg:x2="12.273cm" svg:y2="11.323cm" draw:start-shape="id71" draw:start-glue-point="4" draw:end-shape="id67" draw:end-glue-point="8" svg:d="M12243 13545l30-2222" svg:viewBox="0 0 31 2223">
          <text:p/>
        </draw:connector>
        <draw:custom-shape draw:style-name="gr92" draw:text-style-name="P17" xml:id="id77" draw:id="id77" draw:layer="layout" svg:width="1.588cm" svg:height="1.588cm" draw:transform="skewX (-0.0183259571459405) translate (1.545cm 5.723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xml:id="id78" draw:id="id78" draw:layer="layout" svg:width="1.588cm" svg:height="1.588cm" draw:transform="skewX (-0.0183259571459405) translate (4.88cm 3.692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xml:id="id79" draw:id="id79" draw:layer="layout" svg:width="1.588cm" svg:height="1.588cm" draw:transform="skewX (-0.0183259571459405) translate (4.82cm 6.758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xml:id="id80" draw:id="id80" draw:layer="layout" svg:width="1.588cm" svg:height="1.588cm" draw:transform="skewX (-0.0183259571459405) translate (8.977cm 4.23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06cm" svg:y1="5.955cm" svg:x2="4.895cm" svg:y2="4.486cm" draw:start-shape="id77" draw:start-glue-point="11" draw:end-shape="id78" draw:end-glue-point="6" svg:d="M2906 5955l1989-1469" svg:viewBox="0 0 1990 1470">
          <text:p/>
        </draw:connector>
        <draw:connector draw:style-name="gr58" draw:text-style-name="P19" draw:layer="layout" draw:type="line" svg:x1="6.181cm" svg:y1="6.99cm" svg:x2="8.992cm" svg:y2="5.029cm" draw:start-shape="id79" draw:start-glue-point="11" draw:end-shape="id80" draw:end-glue-point="6" svg:d="M6181 6990l2811-1961" svg:viewBox="0 0 2812 1962">
          <text:p/>
        </draw:connector>
        <draw:custom-shape draw:style-name="gr96" draw:text-style-name="P17" xml:id="id81" draw:id="id81" draw:layer="layout" svg:width="1.588cm" svg:height="1.588cm" draw:transform="skewX (-0.0183259571459405) translate (8.994cm 7.076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6.423cm" svg:y1="7.552cm" svg:x2="9.009cm" svg:y2="7.87cm" draw:start-shape="id79" draw:end-shape="id81" draw:end-glue-point="6" svg:d="M6423 7552l2586 318" svg:viewBox="0 0 2587 319">
          <text:p/>
        </draw:connector>
        <draw:connector draw:style-name="gr58" draw:text-style-name="P19" draw:layer="layout" draw:type="line" svg:x1="5.614cm" svg:y1="6.758cm" svg:x2="5.703cm" svg:y2="5.28cm" draw:start-shape="id79" draw:start-glue-point="4" draw:end-shape="id78" svg:d="M5614 6758l89-1478" svg:viewBox="0 0 90 1479">
          <text:p/>
        </draw:connector>
        <draw:custom-shape draw:style-name="gr97" draw:text-style-name="P17" xml:id="id82" draw:id="id82" draw:layer="layout" svg:width="1.588cm" svg:height="1.588cm" draw:transform="skewX (-0.0183259571459405) translate (12.53cm 4.227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10.581cm" svg:y1="5.029cm" svg:x2="12.545cm" svg:y2="5.021cm" draw:start-shape="id80" draw:start-glue-point="10" draw:end-shape="id82" draw:end-glue-point="6" svg:d="M10581 5029l1964-8" svg:viewBox="0 0 1965 9">
          <text:p/>
        </draw:connector>
        <draw:connector draw:style-name="gr58" draw:text-style-name="P19" draw:layer="layout" draw:type="line" svg:x1="9.788cm" svg:y1="7.076cm" svg:x2="9.801cm" svg:y2="5.823cm" draw:start-shape="id81" draw:start-glue-point="4" draw:end-shape="id80" draw:end-glue-point="8" svg:d="M9788 7076l13-1253" svg:viewBox="0 0 14 1254">
          <text:p/>
        </draw:connector>
        <draw:custom-shape draw:style-name="gr98" draw:text-style-name="P26" draw:layer="layout" svg:width="6.033cm" svg:height="6.032cm" svg:x="14.334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2" draw:layer="layout" svg:width="6.367cm" svg:height="5.715cm" svg:x="7.667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26cm" svg:y1="7.079cm" svg:x2="4.835cm" svg:y2="7.552cm" draw:start-shape="id77" draw:start-glue-point="9" draw:end-shape="id79" svg:d="M2926 7079l1909 473" svg:viewBox="0 0 1910 474">
          <text:p/>
        </draw:connector>
        <draw:custom-shape draw:style-name="gr100" draw:text-style-name="P17" xml:id="id83" draw:id="id83" draw:layer="layout" svg:width="1.588cm" svg:height="1.588cm" draw:transform="skewX (-0.0183259571459405) translate (10.525cm 1.6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9.771cm" svg:y1="4.235cm" svg:x2="10.782cm" svg:y2="2.99cm" draw:start-shape="id80" draw:start-glue-point="4" draw:end-shape="id83" draw:end-glue-point="7" svg:d="M9771 4235l1011-1245" svg:viewBox="0 0 1012 1246">
          <text:p/>
        </draw:connector>
      </draw:page>
      <draw:page draw:name="page8" draw:style-name="dp1" draw:master-page-name="Default">
        <draw:frame draw:style-name="gr101" draw:text-style-name="P4" draw:layer="layout" svg:width="8.884cm" svg:height="0.962cm" svg:x="1.077cm" svg:y="1cm">
          <draw:text-box>
            <text:p>Topological Sorting (Top Sort)</text:p>
          </draw:text-box>
        </draw:frame>
        <draw:frame draw:style-name="gr102" draw:text-style-name="P28" draw:layer="layout" svg:width="18.769cm" svg:height="5.939cm" svg:x="1.181cm" svg:y="1.963cm">
          <draw:text-box>
            <text:p><text:span text:style-name="T6">Topological Sorting is a linear ordering of the vertices of a Directed Acyclic Graph (DAG) </text:span></text:p>
            <text:p><text:span text:style-name="T6">such that for every directed edge (u, v) from vertex u to vertex v, u comes before v in the </text:span></text:p>
            <text:p><text:span text:style-name="T6">Ordering.</text:span></text:p>
            <text:p><text:span text:style-name="T7">Attention:</text:span></text:p>
            <text:p><text:span text:style-name="T8">-</text:span><text:span text:style-name="T7"> </text:span><text:span text:style-name="T6">The resulting sorted list is not unique</text:span></text:p>
            <text:p><text:span text:style-name="T6">- If there is a cycle, Top Sort can </text:span><text:span text:style-name="T7">NOT</text:span><text:span text:style-name="T6"> be executed</text:span></text:p>
            <text:p><text:span text:style-name="T7">Applications:</text:span></text:p>
            <text:p><text:span text:style-name="T7">- Operation System Deadlock Detection: </text:span><text:span text:style-name="T8">process waiting for resources</text:span></text:p>
            <text:p><text:span text:style-name="T7">- Dependency Resolution: </text:span><text:span text:style-name="T8">libraries dependency for compiling order</text:span></text:p>
            <text:p><text:span text:style-name="T7">- Scheduling: </text:span><text:span text:style-name="T8">list of disciplines based or prerequisites</text:span></text:p>
            <text:p><text:span text:style-name="T7">- Project Management:</text:span><text:span text:style-name="T8"> Schedule tasks based on dependencies</text:span></text:p>
            <text:p><text:span text:style-name="T6"/></text:p>
          </draw:text-box>
        </draw:frame>
        <draw:custom-shape draw:style-name="gr103" draw:text-style-name="P30" xml:id="id84" draw:id="id84" draw:layer="layout" svg:width="2.937cm" svg:height="1.587cm" svg:x="1.238cm" svg:y="12.59cm">
          <text:p text:style-name="P29">Algorithm</text:p>
          <draw:enhanced-geometry svg:viewBox="0 0 21600 21600" draw:type="rectangle" draw:enhanced-path="M 0 0 L 21600 0 21600 21600 0 21600 0 0 Z N"/>
        </draw:custom-shape>
        <draw:custom-shape draw:style-name="gr104" draw:text-style-name="P31" xml:id="id86" draw:id="id86" draw:layer="layout" svg:width="2.858cm" svg:height="1.587cm" svg:x="1.317cm" svg:y="9.415cm">
          <text:p text:style-name="P29">HTML/CSS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5" draw:id="id85" draw:layer="layout" svg:width="3.175cm" svg:height="1.587cm" svg:x="5.445cm" svg:y="12.59cm">
          <text:p text:style-name="P29">Programming Language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9" draw:id="id89" draw:layer="layout" svg:width="2.858cm" svg:height="1.587cm" svg:x="10.525cm" svg:y="16.082cm">
          <text:p text:style-name="P29">Data Structure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0" draw:id="id90" draw:layer="layout" svg:width="2.858cm" svg:height="1.587cm" svg:x="10.524cm" svg:y="12.59cm">
          <text:p text:style-name="P29">Database</text:p>
          <draw:enhanced-geometry svg:viewBox="0 0 21600 21600" draw:type="rectangle" draw:enhanced-path="M 0 0 L 21600 0 21600 21600 0 21600 0 0 Z N"/>
        </draw:custom-shape>
        <draw:custom-shape draw:style-name="gr105" draw:text-style-name="P31" xml:id="id88" draw:id="id88" draw:layer="layout" svg:width="3.175cm" svg:height="2.222cm" svg:x="5.445cm" svg:y="15.765cm">
          <text:p text:style-name="P29">Object Oriented Programming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7" draw:id="id87" draw:layer="layout" svg:width="2.857cm" svg:height="1.587cm" svg:x="5.571cm" svg:y="9.415cm">
          <text:p text:style-name="P29">Frontend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1" draw:id="id91" draw:layer="layout" svg:width="2.54cm" svg:height="1.587cm" svg:x="14.97cm" svg:y="12.59cm">
          <text:p text:style-name="P29">Backend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4.175cm" svg:y1="13.383cm" svg:x2="5.445cm" svg:y2="13.383cm" draw:start-shape="id84" draw:end-shape="id85" svg:d="M4175 13383h1270" svg:viewBox="0 0 1271 1">
          <text:p/>
        </draw:connector>
        <draw:connector draw:style-name="gr106" draw:text-style-name="P3" draw:layer="layout" draw:type="line" svg:x1="4.175cm" svg:y1="10.208cm" svg:x2="5.571cm" svg:y2="10.208cm" draw:start-shape="id86" draw:end-shape="id87" draw:end-glue-point="3" svg:d="M4175 10208h1396" svg:viewBox="0 0 1397 1">
          <text:p/>
        </draw:connector>
        <draw:connector draw:style-name="gr106" draw:text-style-name="P3" draw:layer="layout" draw:type="line" svg:x1="7.032cm" svg:y1="14.177cm" svg:x2="7.032cm" svg:y2="15.765cm" draw:start-shape="id85" draw:start-glue-point="2" draw:end-shape="id88" draw:end-glue-point="0" svg:d="M7032 14177v1588" svg:viewBox="0 0 1 1589">
          <text:p/>
        </draw:connector>
        <draw:connector draw:style-name="gr106" draw:text-style-name="P3" draw:layer="layout" draw:type="line" svg:x1="8.62cm" svg:y1="16.876cm" svg:x2="10.525cm" svg:y2="16.875cm" draw:start-shape="id88" draw:start-glue-point="1" draw:end-shape="id89" draw:end-glue-point="3" svg:d="M8620 16876l1905-1" svg:viewBox="0 0 1906 2">
          <text:p/>
        </draw:connector>
        <draw:connector draw:style-name="gr106" draw:text-style-name="P3" draw:layer="layout" draw:type="line" svg:x1="11.954cm" svg:y1="16.082cm" svg:x2="11.953cm" svg:y2="14.177cm" draw:start-shape="id89" draw:start-glue-point="0" draw:end-shape="id90" draw:end-glue-point="2" svg:d="M11954 16082l-1-1905" svg:viewBox="0 0 2 1906">
          <text:p/>
        </draw:connector>
        <draw:connector draw:style-name="gr106" draw:text-style-name="P3" draw:layer="layout" draw:type="line" svg:x1="13.382cm" svg:y1="13.383cm" svg:x2="14.97cm" svg:y2="13.383cm" draw:start-shape="id90" draw:start-glue-point="1" draw:end-shape="id91" draw:end-glue-point="3" svg:d="M13382 13383h1588" svg:viewBox="0 0 1589 1">
          <text:p/>
        </draw:connector>
        <draw:custom-shape draw:style-name="gr103" draw:text-style-name="P30" xml:id="id92" draw:id="id92" draw:layer="layout" svg:width="2.54cm" svg:height="1.587cm" svg:x="14.97cm" svg:y="9.415cm">
          <text:p text:style-name="P29">Fullstack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8.428cm" svg:y1="10.208cm" svg:x2="14.97cm" svg:y2="10.208cm" draw:start-shape="id87" draw:start-glue-point="1" draw:end-shape="id92" draw:end-glue-point="3" svg:d="M8428 10208h6542" svg:viewBox="0 0 6543 1">
          <text:p/>
        </draw:connector>
        <draw:connector draw:style-name="gr106" draw:text-style-name="P3" draw:layer="layout" draw:type="line" svg:x1="16.24cm" svg:y1="12.59cm" svg:x2="16.24cm" svg:y2="11.002cm" draw:start-shape="id91" draw:start-glue-point="0" draw:end-shape="id92" draw:end-glue-point="2" svg:d="M16240 12590v-1588" svg:viewBox="0 0 1 1589">
          <text:p/>
        </draw:connector>
        <draw:custom-shape draw:style-name="gr103" draw:text-style-name="P30" xml:id="id93" draw:id="id93" draw:layer="layout" svg:width="2.54cm" svg:height="1.587cm" svg:x="14.97cm" svg:y="16.082cm">
          <text:p text:style-name="P29">Data Science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13.382cm" svg:y1="13.383cm" svg:x2="14.97cm" svg:y2="16.875cm" draw:start-shape="id90" draw:start-glue-point="1" draw:end-shape="id93" draw:end-glue-point="3" svg:d="M13382 13383l1588 3492" svg:viewBox="0 0 1589 3493">
          <text:p/>
        </draw:connector>
        <draw:connector draw:style-name="gr106" draw:text-style-name="P3" draw:layer="layout" draw:type="line" svg:x1="7.032cm" svg:y1="12.59cm" svg:x2="6.999cm" svg:y2="11.002cm" draw:start-shape="id85" draw:end-shape="id87" draw:end-glue-point="2" svg:d="M7032 12590l-33-1588" svg:viewBox="0 0 34 1589">
          <text:p/>
        </draw:connector>
        <draw:custom-shape draw:style-name="gr107" draw:text-style-name="P31" draw:layer="layout" svg:width="2.54cm" svg:height="1.587cm" svg:x="1.317cm" svg:y="17.51cm">
          <text:p text:style-name="P29">visite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4" draw:layer="layout" svg:width="11.289cm" svg:height="1.75cm" svg:x="8.883cm" svg:y="18.339cm">
          <draw:text-box>
            <text:p><text:span text:style-name="T9">TopSort:</text:span><text:span text:style-name="T10"> </text:span></text:p>
            <text:p><text:span text:style-name="T10">Algorithm, Programming Language, OOP, Data Structure, </text:span><text:span text:style-name="T10">Database, </text:span></text:p>
            <text:p><text:span text:style-name="T10">Data Science,Backend, HTML/CSS, Frontend, Fullstack</text:span></text:p>
          </draw:text-box>
        </draw:frame>
        <draw:frame draw:style-name="gr109" draw:text-style-name="P32" draw:layer="layout" svg:width="13.786cm" svg:height="0.645cm" svg:x="6.715cm" svg:y="0.355cm">
          <draw:text-box>
            <text:p><text:span text:style-name="T11">Topological: </text:span><text:span text:style-name="T11">relating to the </text:span><text:span text:style-name="T11">way in </text:span><text:span text:style-name="T11">which constitu</text:span><text:span text:style-name="T11">ent parts </text:span><text:span text:style-name="T11">are interrelate</text:span><text:span text:style-name="T11">d or arranged</text:span></text:p>
          </draw:text-box>
        </draw:frame>
        <draw:custom-shape draw:style-name="gr110" draw:text-style-name="P1" draw:layer="layout" svg:width="0.635cm" svg:height="0.953cm" svg:x="2.387cm" svg:y="11.5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5.2$Linux_X86_64 LibreOffice_project/420$Build-2</meta:generator>
    <dc:date>2024-07-14T12:55:33.711819589</dc:date>
    <meta:editing-duration>PT7H34M14S</meta:editing-duration>
    <meta:editing-cycles>39</meta:editing-cycles>
    <meta:document-statistic meta:object-count="251"/>
  </office:meta>
</office:document-meta>
</file>